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7963"/>
    </style:style>
    <style:style style:name="P2" style:family="paragraph" style:parent-style-name="Standard">
      <style:text-properties officeooo:rsid="0010ac79" officeooo:paragraph-rsid="0010ac79"/>
    </style:style>
    <style:style style:name="P3" style:family="paragraph" style:parent-style-name="Standard">
      <style:text-properties officeooo:rsid="00124999" officeooo:paragraph-rsid="00124999"/>
    </style:style>
    <style:style style:name="P4" style:family="paragraph" style:parent-style-name="Standard">
      <style:text-properties officeooo:rsid="00134e58" officeooo:paragraph-rsid="0013d1c9"/>
    </style:style>
    <style:style style:name="P5" style:family="paragraph" style:parent-style-name="Standard">
      <style:text-properties officeooo:rsid="00134e58" officeooo:paragraph-rsid="0013e1fa"/>
    </style:style>
    <style:style style:name="P6" style:family="paragraph" style:parent-style-name="Standard">
      <style:text-properties officeooo:paragraph-rsid="001466cf"/>
    </style:style>
    <style:style style:name="P7" style:family="paragraph" style:parent-style-name="Standard">
      <style:text-properties style:text-underline-style="solid" style:text-underline-width="auto" style:text-underline-color="font-color" officeooo:rsid="001466cf" officeooo:paragraph-rsid="001466cf"/>
    </style:style>
    <style:style style:name="P8" style:family="paragraph" style:parent-style-name="Standard">
      <style:text-properties style:text-underline-style="none" officeooo:rsid="001466cf" officeooo:paragraph-rsid="001466cf"/>
    </style:style>
    <style:style style:name="P9" style:family="paragraph" style:parent-style-name="Standard">
      <style:text-properties officeooo:rsid="0013d1c9" officeooo:paragraph-rsid="0013e1fa"/>
    </style:style>
    <style:style style:name="P10" style:family="paragraph" style:parent-style-name="Standard">
      <style:text-properties officeooo:rsid="0013e1fa" officeooo:paragraph-rsid="0013e1fa"/>
    </style:style>
    <style:style style:name="P11" style:family="paragraph" style:parent-style-name="Standard">
      <style:text-properties officeooo:rsid="00189365" officeooo:paragraph-rsid="00189365"/>
    </style:style>
    <style:style style:name="P12" style:family="paragraph" style:parent-style-name="Standard">
      <style:text-properties officeooo:rsid="001a9922" officeooo:paragraph-rsid="001a9922"/>
    </style:style>
    <style:style style:name="P13" style:family="paragraph" style:parent-style-name="Standard">
      <style:text-properties fo:font-size="14pt" style:text-underline-style="solid" style:text-underline-width="auto" style:text-underline-color="font-color" fo:font-weight="bold" officeooo:rsid="001a9922" officeooo:paragraph-rsid="001a9922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1c97ff" officeooo:paragraph-rsid="001c97ff"/>
    </style:style>
    <style:style style:name="P15" style:family="paragraph" style:parent-style-name="Standard">
      <style:text-properties officeooo:rsid="001d7271" officeooo:paragraph-rsid="001d7271"/>
    </style:style>
    <style:style style:name="P16" style:family="paragraph" style:parent-style-name="Standard">
      <style:text-properties officeooo:rsid="0023774e" officeooo:paragraph-rsid="0023774e"/>
    </style:style>
    <style:style style:name="P17" style:family="paragraph" style:parent-style-name="Standard">
      <style:text-properties officeooo:rsid="0024e5cf" officeooo:paragraph-rsid="0024e5cf"/>
    </style:style>
    <style:style style:name="P18" style:family="paragraph" style:parent-style-name="Standard">
      <style:text-properties officeooo:rsid="002bc06d" officeooo:paragraph-rsid="002bc06d"/>
    </style:style>
    <style:style style:name="P19" style:family="paragraph" style:parent-style-name="Standard">
      <style:text-properties officeooo:rsid="002053f0" officeooo:paragraph-rsid="002053f0"/>
    </style:style>
    <style:style style:name="P20" style:family="paragraph" style:parent-style-name="Standard">
      <style:text-properties officeooo:rsid="002cc071" officeooo:paragraph-rsid="002cc071"/>
    </style:style>
    <style:style style:name="P21" style:family="paragraph" style:parent-style-name="Standard">
      <style:text-properties officeooo:rsid="002e6efa" officeooo:paragraph-rsid="002e6efa"/>
    </style:style>
    <style:style style:name="P22" style:family="paragraph" style:parent-style-name="Standard">
      <style:text-properties officeooo:rsid="003006b2" officeooo:paragraph-rsid="003006b2"/>
    </style:style>
    <style:style style:name="P23" style:family="paragraph" style:parent-style-name="Standard">
      <style:text-properties officeooo:rsid="0031b1e2" officeooo:paragraph-rsid="0031b1e2"/>
    </style:style>
    <style:style style:name="P24" style:family="paragraph" style:parent-style-name="Standard">
      <style:text-properties officeooo:rsid="00328ba6" officeooo:paragraph-rsid="00328ba6"/>
    </style:style>
    <style:style style:name="P25" style:family="paragraph" style:parent-style-name="Standard">
      <style:text-properties officeooo:rsid="0032c8ec" officeooo:paragraph-rsid="0032c8ec"/>
    </style:style>
    <style:style style:name="P26" style:family="paragraph" style:parent-style-name="Standard">
      <style:text-properties officeooo:rsid="00344d3e" officeooo:paragraph-rsid="00344d3e"/>
    </style:style>
    <style:style style:name="P27" style:family="paragraph" style:parent-style-name="Standard">
      <style:text-properties officeooo:rsid="003477d0" officeooo:paragraph-rsid="003477d0"/>
    </style:style>
    <style:style style:name="P28" style:family="paragraph" style:parent-style-name="Standard">
      <style:text-properties officeooo:rsid="00349365" officeooo:paragraph-rsid="00349365"/>
    </style:style>
    <style:style style:name="P29" style:family="paragraph" style:parent-style-name="Standard">
      <style:text-properties officeooo:rsid="0034ccec" officeooo:paragraph-rsid="0034ccec"/>
    </style:style>
    <style:style style:name="P30" style:family="paragraph" style:parent-style-name="Standard">
      <style:text-properties officeooo:rsid="00365ebf" officeooo:paragraph-rsid="00365ebf"/>
    </style:style>
    <style:style style:name="P31" style:family="paragraph" style:parent-style-name="Standard">
      <style:text-properties officeooo:rsid="00370ec1" officeooo:paragraph-rsid="00370ec1"/>
    </style:style>
    <style:style style:name="P32" style:family="paragraph" style:parent-style-name="Standard">
      <style:text-properties officeooo:rsid="00379266" officeooo:paragraph-rsid="00379266"/>
    </style:style>
    <style:style style:name="P33" style:family="paragraph" style:parent-style-name="Standard">
      <style:text-properties officeooo:rsid="003a0288" officeooo:paragraph-rsid="003a0288"/>
    </style:style>
    <style:style style:name="P34" style:family="paragraph" style:parent-style-name="Standard" style:list-style-name="L1">
      <style:text-properties officeooo:paragraph-rsid="001466cf"/>
    </style:style>
    <style:style style:name="P35" style:family="paragraph" style:parent-style-name="Standard" style:list-style-name="L1">
      <style:text-properties officeooo:paragraph-rsid="0015a53e"/>
    </style:style>
    <style:style style:name="P36" style:family="paragraph" style:parent-style-name="Standard" style:list-style-name="L1">
      <style:text-properties officeooo:rsid="0010b901" officeooo:paragraph-rsid="001466cf"/>
    </style:style>
    <style:style style:name="P37" style:family="paragraph" style:parent-style-name="Standard" style:list-style-name="L1">
      <style:text-properties officeooo:rsid="001466cf" officeooo:paragraph-rsid="001466cf"/>
    </style:style>
    <style:style style:name="P38" style:family="paragraph" style:parent-style-name="Standard" style:list-style-name="L2">
      <style:text-properties officeooo:rsid="00189365" officeooo:paragraph-rsid="00189365"/>
    </style:style>
    <style:style style:name="P39" style:family="paragraph" style:parent-style-name="Standard" style:list-style-name="L3">
      <style:text-properties officeooo:rsid="001a9922" officeooo:paragraph-rsid="001a9922"/>
    </style:style>
    <style:style style:name="P40" style:family="paragraph" style:parent-style-name="Standard">
      <style:text-properties officeooo:rsid="00379266" officeooo:paragraph-rsid="00379266"/>
    </style:style>
    <style:style style:name="P41" style:family="paragraph" style:parent-style-name="Standard">
      <style:text-properties officeooo:rsid="003eda09" officeooo:paragraph-rsid="003eda09"/>
    </style:style>
    <style:style style:name="P42" style:family="paragraph" style:parent-style-name="Text_20_body" style:list-style-name="L1">
      <style:paragraph-properties fo:margin-top="0.353cm" fo:margin-bottom="0.212cm" loext:contextual-spacing="false" fo:text-align="start" style:justify-single-word="false" style:writing-mode="lr-tb"/>
      <style:text-properties style:text-underline-style="none" fo:font-weight="normal" officeooo:rsid="001466cf" officeooo:paragraph-rsid="001466cf" style:font-weight-asian="normal" style:font-weight-complex="normal"/>
    </style:style>
    <style:style style:name="P43" style:family="paragraph" style:parent-style-name="Text_20_body" style:list-style-name="L1">
      <style:paragraph-properties fo:margin-top="0.353cm" fo:margin-bottom="0.212cm" loext:contextual-spacing="false" fo:text-align="start" style:justify-single-word="false" style:writing-mode="lr-tb"/>
      <style:text-properties fo:font-size="12pt" style:text-underline-style="none" fo:font-weight="normal" officeooo:rsid="001466cf" officeooo:paragraph-rsid="00189365" style:font-size-asian="12pt" style:font-weight-asian="normal" style:font-size-complex="12pt" style:font-weight-complex="normal"/>
    </style:style>
    <style:style style:name="T1" style:family="text">
      <style:text-properties officeooo:rsid="000f7963"/>
    </style:style>
    <style:style style:name="T2" style:family="text">
      <style:text-properties officeooo:rsid="0010ac79"/>
    </style:style>
    <style:style style:name="T3" style:family="text">
      <style:text-properties officeooo:rsid="00134e58"/>
    </style:style>
    <style:style style:name="T4" style:family="text">
      <style:text-properties officeooo:rsid="001466cf"/>
    </style:style>
    <style:style style:name="T5" style:family="text">
      <style:text-properties officeooo:rsid="0017315f"/>
    </style:style>
    <style:style style:name="T6" style:family="text">
      <style:text-properties officeooo:rsid="001eff06"/>
    </style:style>
    <style:style style:name="T7" style:family="text">
      <style:text-properties officeooo:rsid="002053f0"/>
    </style:style>
    <style:style style:name="T8" style:family="text">
      <style:text-properties officeooo:rsid="0021e143"/>
    </style:style>
    <style:style style:name="T9" style:family="text">
      <style:text-properties officeooo:rsid="0024e5cf"/>
    </style:style>
    <style:style style:name="T10" style:family="text">
      <style:text-properties officeooo:rsid="0028cdd6"/>
    </style:style>
    <style:style style:name="T11" style:family="text">
      <style:text-properties officeooo:rsid="003de836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01-07-2020 </text:p>
      <text:p text:style-name="P8"/>
      <text:list xml:id="list3777145784" text:style-name="L1">
        <text:list-item>
          <text:p text:style-name="P42">AWS Free Account Created </text:p>
        </text:list-item>
        <text:list-item>
          <text:p text:style-name="P43">Install the AWS CLI version 2 on Linux</text:p>
        </text:list-item>
        <text:list-item>
          <text:p text:style-name="P43">Access keys (access key ID and secret access key)</text:p>
        </text:list-item>
        <text:list-item>
          <text:p text:style-name="P36">User Creation:</text:p>
          <text:p text:style-name="P34"><text:span text:style-name="T4"><text:s text:c="5"/>* <text:s/>I</text:span><text:span text:style-name="T1">AM- Identity Access Management</text:span></text:p>
          <text:p text:style-name="P34"/>
          <text:list>
            <text:list-header>
              <text:p text:style-name="P35"><text:span text:style-name="T2">* <text:s/>After create a user we will get two ids: </text:span><text:span text:style-name="T1">aws_access_key_id and <text:s/>aws_secret_access_key </text:span><text:span text:style-name="T4">and d</text:span><text:span text:style-name="T2">ownload the </text:span><text:span text:style-name="T4">keys.</text:span></text:p>
            </text:list-header>
          </text:list>
        </text:list-item>
        <text:list-item>
          <text:p text:style-name="P37">I’ve created S3 Bucket manually and also created using command line </text:p>
        </text:list-item>
        <text:list-item>
          <text:p text:style-name="P37">And also Upload a file to bucket manually and also using command line</text:p>
        </text:list-item>
      </text:list>
      <text:p text:style-name="P1"/>
      <text:p text:style-name="P6"/>
      <text:p text:style-name="P2"/>
      <text:p text:style-name="P3"><text:span text:style-name="T5">used </text:span>command:</text:p>
      <text:p text:style-name="P2"/>
      <text:p text:style-name="P3"><text:span text:style-name="T3">1. </text:span>aws configure</text:p>
      <text:p text:style-name="P4">2. aws s3 mb s3://bucketname/ <text:s text:c="4"/></text:p>
      <text:p text:style-name="P9">3. aws s3 cp usbboot.txt s3://imnishanthtr2/</text:p>
      <text:p text:style-name="P10">4. aws s3 cp s3://imnishanthtr2/usbboot.txt home/</text:p>
      <text:p text:style-name="P5"/>
      <text:p text:style-name="P5"/>
      <text:list xml:id="list1528086567" text:style-name="L2">
        <text:list-item>
          <text:p text:style-name="P38">Github account created</text:p>
        </text:list-item>
      </text:list>
      <text:p text:style-name="P11"/>
      <text:p text:style-name="P11"/>
      <text:p text:style-name="P13">02-07-2020</text:p>
      <text:p text:style-name="P1"/>
      <text:list xml:id="list651410655" text:style-name="L3">
        <text:list-item>
          <text:p text:style-name="P39">Terraform installed</text:p>
        </text:list-item>
      </text:list>
      <text:p text:style-name="P12"/>
      <text:p text:style-name="P14">Gitub- Version Control System</text:p>
      <text:p text:style-name="P14"/>
      <text:p text:style-name="P14">Collaboration</text:p>
      <text:p text:style-name="P14">Storing Version</text:p>
      <text:p text:style-name="P14"/>
      <text:p text:style-name="P15">g<text:span text:style-name="T7">i</text:span>t remote add origin “url” <text:span text:style-name="T6">=&gt; connect/</text:span><text:span text:style-name="T7">link</text:span><text:span text:style-name="T6"> to the remote directory</text:span></text:p>
      <text:p text:style-name="P19">git pull origin master <text:span text:style-name="T8">=&gt; fetch file from the remote directory</text:span></text:p>
      <text:p text:style-name="P18">git init</text:p>
      <text:p text:style-name="P20">git status</text:p>
      <text:p text:style-name="P16">git add -A <text:span text:style-name="T9">=&gt; add all the file</text:span></text:p>
      <text:p text:style-name="P17">git add filename=&gt; add single file</text:p>
      <text:p text:style-name="P17">git commit -m “msg” =&gt; commit single file</text:p>
      <text:p text:style-name="P17">git commit -a -m “msg” =&gt; commit multiple file<text:span text:style-name="T10">s.</text:span></text:p>
      <text:p text:style-name="P18">Git log</text:p>
      <text:p text:style-name="P16"/>
      <text:p text:style-name="P23"/>
      <text:p text:style-name="P23"/>
      <text:p text:style-name="P23"/>
      <text:p text:style-name="P23"><text:soft-page-break/>Branching concept:</text:p>
      <text:p text:style-name="P23"/>
      <text:p text:style-name="P21">git branch branchname=&gt; create new branch</text:p>
      <text:p text:style-name="P21">git checkout branchname=&gt; which branch we want to <text:span text:style-name="T11">go</text:span></text:p>
      <text:p text:style-name="P21"/>
      <text:p text:style-name="P23">merging concept:</text:p>
      <text:p text:style-name="P23"/>
      <text:p text:style-name="P24">allways in master branch before merging </text:p>
      <text:p text:style-name="P23"/>
      <text:p text:style-name="P22">git merge branchname=&gt; merging file, every time we have to merge</text:p>
      <text:p text:style-name="P22"/>
      <text:p text:style-name="P25">Rebasing concept:</text:p>
      <text:p text:style-name="P25"/>
      <text:p text:style-name="P25"/>
      <text:p text:style-name="P26">SSH KEY GENERATION</text:p>
      <text:p text:style-name="P26"/>
      <text:p text:style-name="P26">ssh-keygen</text:p>
      <text:p text:style-name="P26"/>
      <text:p text:style-name="P27">cat <text:s/>&lt;location&gt; it will view the key</text:p>
      <text:p text:style-name="P27"/>
      <text:p text:style-name="P33">after copy the and paste it in ssh key which in the github setting</text:p>
      <text:p text:style-name="P27"/>
      <text:p text:style-name="P28">ssh -T <text:a xlink:type="simple" xlink:href="mailto:git@github.com" text:style-name="Internet_20_link" text:visited-style-name="Visited_20_Internet_20_Link">git@github.com</text:a></text:p>
      <text:p text:style-name="P28"/>
      <text:p text:style-name="P29">git push origin master</text:p>
      <text:p text:style-name="P29">git push origin &lt;branchname&gt;</text:p>
      <text:p text:style-name="P29"/>
      <text:p text:style-name="P30">revert back to previous version</text:p>
      <text:p text:style-name="P30"/>
      <text:p text:style-name="P31">git log</text:p>
      <text:p text:style-name="P31"/>
      <text:p text:style-name="P31">copy 8 digit decimal code</text:p>
      <text:p text:style-name="P31"/>
      <text:p text:style-name="P31">git checkout &lt;8digit code&gt; &lt;filename&gt;</text:p>
      <text:p text:style-name="P31"/>
      <text:p text:style-name="P32">to view the file</text:p>
      <text:p text:style-name="P32"/>
      <text:p text:style-name="P32">cat &lt;filename&gt;</text:p>
      <text:p text:style-name="P32"/>
      <text:p text:style-name="P41">03-07-2020</text:p>
      <text:p text:style-name="P41"/>
      <text:p text:style-name="P41">Create a bucket in aws, using the terraform code.</text:p>
      <text:p text:style-name="P41">I have learned about EC2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1" fo:font-family="'Liberation Serif'" style:font-family-generic="swiss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4:23:12.112852531</meta:creation-date>
    <dc:date>2020-07-03T13:27:06.654415930</dc:date>
    <meta:editing-duration>PT2H47M1S</meta:editing-duration>
    <meta:editing-cycles>31</meta:editing-cycles>
    <meta:generator>LibreOffice/6.4.2.2$Linux_X86_64 LibreOffice_project/40$Build-2</meta:generator>
    <meta:document-statistic meta:table-count="0" meta:image-count="0" meta:object-count="0" meta:page-count="2" meta:paragraph-count="53" meta:word-count="287" meta:character-count="1669" meta:non-whitespace-character-count="1426"/>
  </office:meta>
</office:document-meta>
</file>